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29C2CFA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-title">
      <style:graphic-properties draw:fill-color="#ffffff" draw:auto-grow-height="true" fo:min-height="3.506cm" loext:decorative="false"/>
      <style:paragraph-properties style:writing-mode="lr-tb"/>
    </style:style>
    <style:style style:name="pr2" style:family="presentation" style:parent-style-name="Blue-outline1">
      <style:graphic-properties draw:fill-color="#ffffff" draw:auto-grow-height="true" fo:min-height="13.859cm" loext:decorative="false"/>
      <style:paragraph-properties style:writing-mode="lr-tb"/>
    </style:style>
    <style:style style:name="pr3" style:family="presentation" style:parent-style-name="Blue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Blue-title">
      <style:graphic-properties fo:min-height="3.506cm" loext:decorative="false"/>
      <style:paragraph-properties style:writing-mode="lr-tb"/>
    </style:style>
    <style:style style:name="pr5" style:family="presentation" style:parent-style-name="Blue-outline1">
      <style:graphic-properties fo:min-height="13.859cm" loext:decorative="false"/>
      <style:paragraph-properties style:writing-mode="lr-tb"/>
    </style:style>
    <style:style style:name="pr6" style:family="presentation" style:parent-style-name="Blu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1.2cm" fo:margin-right="0cm" fo:text-indent="-0.9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</style:style>
    <style:style style:name="T1" style:family="text">
      <style:text-properties fo:color="#ffffff" loext:opacity="100%" style:text-outline="false" style:text-line-through-style="none" style:text-line-through-type="none" style:font-name="Arial" fo:font-size="44pt" fo:font-style="normal" fo:text-shadow="none" style:text-underline-style="none" fo:font-weight="bold" style:font-name-asian="DejaVu Sans1" style:font-size-asian="44pt" style:font-style-asian="normal" style:font-weight-asian="normal" style:font-name-complex="DejaVu Sans1" style:font-size-complex="44pt" style:font-style-complex="normal" style:font-weight-complex="normal" style:text-emphasize="none" style:font-relief="none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301cm" svg:y="-0.851cm" presentation:class="title" presentation:user-transformed="true">
          <draw:text-box>
            <text:p><text:span text:style-name="T1">Leveraging Traditional African Storytelling Techniques to Enhance AI and ML Education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p><text:span text:style-name="T2">Bridging Cultural Wisdom and Modern Technolog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Introduct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Overview of AI and ML and their significance.</text:p>
            <text:p>- Introduction to traditional African storytelling.</text:p>
            <text:p>- Objective: Explore how storytelling techniques can be applied to improve AI and ML education and training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Traditional African Storytelling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Definition**: Storytelling as a cultural practice in Africa.</text:p>
            <text:p>- **Functions**: Education, moral instruction, historical preservation.</text:p>
            <text:p>- **Techniques**: Oral narratives, performance, and community engageme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The Challenges in AI and ML Educat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Complexity**: Understanding abstract AI and ML concepts.</text:p>
            <text:p>- **Engagement**: Keeping learners motivated and interested.</text:p>
            <text:p>- **Retention**: Ensuring long-term understanding and application of concept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Storytelling as a Teaching Too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Engagement**: How storytelling can captivate and involve learners.</text:p>
            <text:p>- **Relatability**: Making complex concepts more relatable through stories.</text:p>
            <text:p>- **Memory**: Enhancing recall and understanding through narrative techniqu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Applying Storytelling to AI and ML Educat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Conceptual Framework**: Using stories to explain AI and ML principles.</text:p>
            <text:p>- **Case Studies**: Examples where storytelling has been used in tech education.</text:p>
            <text:p>- **Interactive Methods**: Incorporating storytelling into hands-on learning activiti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Case Study: Storytelling in Tech Educat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Example**: An initiative or program that used storytelling to teach tech concepts.</text:p>
            <text:p>- **Impact**: How storytelling improved engagement and learning.</text:p>
            <text:p>- **Lessons Learned**: Insights from the case stud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Developing a Storytelling Framework for AI and M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Designing Stories**: Crafting narratives that align with AI and ML concepts.</text:p>
            <text:p>- **Integration**: Incorporating storytelling into curriculum and training materials.</text:p>
            <text:p>- **Evaluation**: Assessing the effectiveness of storytelling in enhancing learning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Benefits of Storytelling in AI and ML Educat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<text:s/>**Increased Engagement**: How storytelling captures learners' attention.</text:p>
            <text:p>- **Improved Understanding**: Making abstract concepts more accessible.</text:p>
            <text:p>- **Enhanced Retention**: Using narratives to reinforce learning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Challenges and Consideration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Relevance**: Ensuring stories are relevant to modern AI and ML concepts.</text:p>
            <text:p>- **Accuracy**: Balancing narrative with accurate technical information.</text:p>
            <text:p>- **Cultural Sensitivity**: Respecting cultural elements in storytelling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1">Conclus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 **Summary**: Recap of the key points discussed.</text:p>
            <text:p>- **Future Directions**: Potential for further research and application of storytelling in tech education.</text:p>
            <text:p>- **Final Thoughts**: The impact of innovative approaches on AI and ML educa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i" fo:country="FI" style:font-name-asian="DejaVu Sans1" style:font-size-asian="24pt" style:language-asian="fi" style:country-asian="FI" style:font-name-complex="DejaVu Sans1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size-asian="12pt" style:language-asian="zh" style:country-asian="CN" style:font-name-complex="Lohit Hindi1" style:font-family-complex="'Lohit Hind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Hindi" style:font-family-complex="'Lohit Hind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style:font-name-complex="Lohit Hindi" style:font-family-complex="'Lohit Hindi'"/>
    </style:style>
    <style:style style:name="Body_20_Text" style:display-name="Body Text" style:family="graphic">
      <style:paragraph-properties fo:margin-top="0cm" fo:margin-bottom="0.374cm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Blue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Blue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11-11-28T23:32:22</meta:creation-date>
    <dc:language>fi-FI</dc:language>
    <meta:editing-cycles>5</meta:editing-cycles>
    <meta:editing-duration>PT9M36S</meta:editing-duration>
    <meta:initial-creator>EclipseSpark </meta:initial-creator>
    <dc:date>2024-07-25T22:23:02.424146827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